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style:font-name="Calibri Light" style:font-name-asian="Calibri Light" style:font-name-complex="Calibri Ligh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Calibri Light" style:font-name-asian="Calibri Light" style:font-name-complex="Calibri Light"/>
    </style:style>
    <style:style style:name="ce5" style:family="table-cell" style:parent-style-name="Default" style:data-style-name="N0">
      <style:table-cell-properties fo:border="thin solid #000000"/>
      <style:text-properties fo:color="#0F0F0F" style:font-name="Calibri Light" style:font-name-asian="Calibri Light" style:font-name-complex="Calibri Light"/>
    </style:style>
    <style:style style:name="ce6" style:family="table-cell" style:parent-style-name="Default" style:data-style-name="N0">
      <style:table-cell-properties fo:border="thin solid #000000"/>
      <style:text-properties style:font-name="Calibri Light" style:font-name-asian="Calibri Light" style:font-name-complex="Calibri Light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color="#111827" style:font-name="Calibri Light" style:font-name-asian="Calibri Light" style:font-name-complex="Calibri Light"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111827" style:font-name="Calibri Light" style:font-name-asian="Calibri Light" style:font-name-complex="Calibri Light" fo:font-weight="normal" style:font-weight-asian="normal" style:font-weight-complex="normal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111827" style:font-name="Calibri Light" style:font-name-asian="Calibri Light" style:font-name-complex="Calibri Light" fo:font-weight="normal" style:font-weight-asian="normal" style:font-weight-complex="normal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Calibri Light" style:font-name-asian="Calibri Light" style:font-name-complex="Calibri Ligh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  <style:text-properties style:font-name="Calibri Light" style:font-name-asian="Calibri Light" style:font-name-complex="Calibri Ligh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style:font-name="Calibri Light" style:font-name-asian="Calibri Light" style:font-name-complex="Calibri Ligh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style:font-name="Calibri Light" style:font-name-asian="Calibri Light" style:font-name-complex="Calibri Ligh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color="#0F0F0F" style:font-name="Calibri Light" style:font-name-asian="Calibri Light" style:font-name-complex="Calibri Ligh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style:font-name="Calibri Light" style:font-name-asian="Calibri Light" style:font-name-complex="Calibri Ligh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0F0F0F" style:font-name="Calibri Light" style:font-name-asian="Calibri Light" style:font-name-complex="Calibri Light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color="#0F0F0F" style:font-name="Calibri Light" style:font-name-asian="Calibri Light" style:font-name-complex="Calibri Light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color="#0F0F0F" style:font-name="Calibri Light" style:font-name-asian="Calibri Light" style:font-name-complex="Calibri Light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color="#0F0F0F" style:font-name="Calibri Light" style:font-name-asian="Calibri Light" style:font-name-complex="Calibri Light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fo:color="#111827" style:font-name="Calibri Light" style:font-name-asian="Calibri Light" style:font-name-complex="Calibri Light"/>
    </style:style>
    <style:style style:name="ce2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2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style:repeat-content="false"/>
      <style:paragraph-properties fo:text-align="start" fo:margin-left="0cm"/>
      <style:text-properties fo:color="#111827" style:font-name="Calibri Light" style:font-name-asian="Calibri Light" style:font-name-complex="Calibri Light" fo:font-weight="normal" style:font-weight-asian="normal" style:font-weight-complex="normal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111827" style:font-name="Calibri Light" style:font-name-asian="Calibri Light" style:font-name-complex="Calibri Light" fo:font-weight="normal" style:font-weight-asian="normal" style:font-weight-complex="normal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style:repeat-content="false"/>
      <style:paragraph-properties fo:text-align="start" fo:margin-left="0cm"/>
      <style:text-properties fo:color="#111827" style:font-name="Calibri Light" style:font-name-asian="Calibri Light" style:font-name-complex="Calibri Light" fo:font-weight="normal" style:font-weight-asian="normal" style:font-weight-complex="normal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  <style:text-properties fo:color="#0F0F0F" style:font-name="Calibri Light" style:font-name-asian="Calibri Light" style:font-name-complex="Calibri Light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style:repeat-content="false"/>
      <style:paragraph-properties fo:text-align="start" fo:margin-left="0cm"/>
      <style:text-properties fo:color="#0F0F0F" style:font-name="Calibri Light" style:font-name-asian="Calibri Light" style:font-name-complex="Calibri Light" fo:font-size="10pt" style:font-size-asian="10pt" style:font-size-complex="10pt"/>
    </style:style>
    <style:style style:name="co1" style:family="table-column">
      <style:table-column-properties fo:break-before="auto" style:column-width="6.18066666666667cm"/>
    </style:style>
    <style:style style:name="co2" style:family="table-column">
      <style:table-column-properties fo:break-before="auto" style:column-width="5.54566666666667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7">
            <text:p>WYMIAR/WŁAŚCIWOŚĆ WYMIARU</text:p>
          </table:table-cell>
          <table:table-cell office:value-type="string" table:style-name="ce8">
            <text:p>TABELA/KOLUMNA</text:p>
          </table:table-cell>
          <table:table-cell office:value-type="string" table:style-name="ce9">
            <text:p>TY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SAMOLOT</text:p>
          </table:table-cell>
          <table:table-cell office:value-type="string" table:style-name="ce3">
            <text:p>Samolot</text:p>
          </table:table-cell>
          <table:table-cell office:value-type="string" table:style-name="ce11">
            <text:p>Wymia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NUMER SERYJNY</text:p>
          </table:table-cell>
          <table:table-cell office:value-type="string" table:style-name="ce3">
            <text:p>Samolot.numer_seryjny</text:p>
          </table:table-cell>
          <table:table-cell office:value-type="string" table:style-name="ce11">
            <text:p>Cecha wymiar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PRODUCENT</text:p>
          </table:table-cell>
          <table:table-cell office:value-type="string" table:style-name="ce3">
            <text:p>Samolot.producent</text:p>
          </table:table-cell>
          <table:table-cell office:value-type="string" table:style-name="ce11">
            <text:p>Cecha wymiar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ODEL</text:p>
          </table:table-cell>
          <table:table-cell office:value-type="string" table:style-name="ce3">
            <text:p>Samolot.model</text:p>
          </table:table-cell>
          <table:table-cell office:value-type="string" table:style-name="ce11">
            <text:p>Cecha wymiaru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WAGA</text:p>
          </table:table-cell>
          <table:table-cell office:value-type="string" table:style-name="ce3">
            <text:p>Samolot.waga</text:p>
          </table:table-cell>
          <table:table-cell office:value-type="string" table:style-name="ce11">
            <text:p>Cecha wymiaru</text:p>
          </table:table-cell>
          <table:table-cell table:style-name="ce1"/>
          <table:table-cell office:value-type="string" table:style-name="ce2">
            <text:p>•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ILOŚĆ MIEJSC</text:p>
          </table:table-cell>
          <table:table-cell office:value-type="string" table:style-name="ce3">
            <text:p>Samolot.miejsca</text:p>
          </table:table-cell>
          <table:table-cell office:value-type="string" table:style-name="ce11">
            <text:p>Cecha wymiar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KOSZT ZAKUPU</text:p>
          </table:table-cell>
          <table:table-cell office:value-type="string" table:style-name="ce3">
            <text:p>Samolot.koszt_zakupu</text:p>
          </table:table-cell>
          <table:table-cell office:value-type="string" table:style-name="ce11">
            <text:p>Cecha wymiaru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0">
            <text:p>HIERARCHIA DATY PRODUKCJI</text:p>
          </table:table-cell>
          <table:table-cell office:value-type="string" table:style-name="ce3">
            <text:p>•Data.rok</text:p>
            <text:p>••Data.miesiac</text:p>
            <text:p>•••Data.dzien</text:p>
          </table:table-cell>
          <table:table-cell office:value-type="string" table:style-name="ce11">
            <text:p>Wymiar hierarchiczny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0">
            <text:p>HIERARCHIA ROBOCZEGO DNIA PRODUKCJI</text:p>
          </table:table-cell>
          <table:table-cell office:value-type="string" table:style-name="ce3">
            <text:p>•Data.rok</text:p>
            <text:p>••Data.miesiac</text:p>
            <text:p>•••Data.czy_dzien_roboczy</text:p>
          </table:table-cell>
          <table:table-cell office:value-type="string" table:style-name="ce11">
            <text:p>Wymiar hierarchiczny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0">
            <text:p>HIERARCHIA DNIA TYGODNIA PRODUKCJI</text:p>
          </table:table-cell>
          <table:table-cell office:value-type="string" table:style-name="ce3">
            <text:p>•Data.rok</text:p>
            <text:p>••Data.miesiac</text:p>
            <text:p>•••Data.dzien_tygodnia</text:p>
          </table:table-cell>
          <table:table-cell office:value-type="string" table:style-name="ce11">
            <text:p>Wymiar hierarchiczny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0">
            <text:p>HIERARCHIA DATY AWARII</text:p>
          </table:table-cell>
          <table:table-cell office:value-type="string" table:style-name="ce3">
            <text:p>•Data.rok</text:p>
            <text:p>••Data.miesiac</text:p>
            <text:p>•••Data.dzien<text:s/></text:p>
          </table:table-cell>
          <table:table-cell office:value-type="string" table:style-name="ce11">
            <text:p>Wymiar hierarchiczny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0">
            <text:p>HIERARCHIA ROBOCZEGO DNIA AWARII</text:p>
          </table:table-cell>
          <table:table-cell office:value-type="string" table:style-name="ce3">
            <text:p>•Data.rok</text:p>
            <text:p>••Data.miesiac</text:p>
            <text:p>•••Data.czy_dzien_roboczy</text:p>
          </table:table-cell>
          <table:table-cell office:value-type="string" table:style-name="ce11">
            <text:p>Wymiar hierarchiczny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0">
            <text:p>HIERARCHIA DNIA TYGODNIA AWARII</text:p>
          </table:table-cell>
          <table:table-cell office:value-type="string" table:style-name="ce3">
            <text:p>•Data.rok</text:p>
            <text:p>••Data.miesiac</text:p>
            <text:p>•••Data.dzien_tygodnia</text:p>
          </table:table-cell>
          <table:table-cell office:value-type="string" table:style-name="ce11">
            <text:p>Wymiar hierarchiczny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0">
            <text:p>HIERARCHIA CZASU AWARII</text:p>
          </table:table-cell>
          <table:table-cell office:value-type="string" table:style-name="ce3">
            <text:p>•Czas.pora_dnia</text:p>
            <text:p>••Czas.godzina</text:p>
            <text:p>•••Czas.minuta</text:p>
            <text:p>••••Czas.sekunda</text:p>
          </table:table-cell>
          <table:table-cell office:value-type="string" table:style-name="ce11">
            <text:p>Wymiar hierarchiczny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0">
            <text:p>HIERARCHIA DATY NAPRAWY</text:p>
          </table:table-cell>
          <table:table-cell office:value-type="string" table:style-name="ce3">
            <text:p>•Data.rok</text:p>
            <text:p>••Data.miesiac</text:p>
            <text:p>•••Data.dzien<text:s/></text:p>
          </table:table-cell>
          <table:table-cell office:value-type="string" table:style-name="ce11">
            <text:p>Wymiar hierarchiczny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0">
            <text:p>HIERARCHIA DNIA ROBOCZEGO<text:s/></text:p>
            <text:p>NAPRAWY</text:p>
          </table:table-cell>
          <table:table-cell office:value-type="string" table:style-name="ce4">
            <text:p>•Data.rok</text:p>
            <text:p>••Data.miesiac</text:p>
            <text:p>•••Data.czy_dzien_roboczy</text:p>
          </table:table-cell>
          <table:table-cell office:value-type="string" table:style-name="ce12">
            <text:p>Wymiar<text:s/></text:p>
            <text:p>hierarchiczny</text:p>
          </table:table-cell>
          <table:table-cell table:number-columns-repeated="16381"/>
        </table:table-row>
        <table:table-row table:style-name="ro3">
          <table:table-cell office:value-type="string" table:style-name="ce13">
            <text:p>HIERARCHIA DNIA TYGODNIA<text:s/></text:p>
            <text:p>NAPRAWY</text:p>
          </table:table-cell>
          <table:table-cell office:value-type="string" table:style-name="ce4">
            <text:p>•Data.rok</text:p>
            <text:p>••Data.miesiac</text:p>
            <text:p>•••Data.dzien_tygodnia</text:p>
          </table:table-cell>
          <table:table-cell office:value-type="string" table:style-name="ce12">
            <text:p>Wymiar<text:s/></text:p>
            <text:p>hierarchiczny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HIERARCHIA CZASU NAPRAWY</text:p>
          </table:table-cell>
          <table:table-cell office:value-type="string" table:style-name="ce4">
            <text:p>•Czas.pora_dnia</text:p>
            <text:p>••Czas.godzina</text:p>
            <text:p>•••Czas.minuta</text:p>
            <text:p>••••Czas.sekunda</text:p>
          </table:table-cell>
          <table:table-cell office:value-type="string" table:style-name="ce12">
            <text:p>Wymiar<text:s/></text:p>
            <text:p>hierarchiczny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USLUGA</text:p>
          </table:table-cell>
          <table:table-cell office:value-type="string" table:style-name="ce6">
            <text:p>SerwisSamolotowy</text:p>
          </table:table-cell>
          <table:table-cell office:value-type="string" table:style-name="ce15">
            <text:p>Wymiar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NAZWA USLUGI</text:p>
          </table:table-cell>
          <table:table-cell office:value-type="string" table:style-name="ce5">
            <text:p>SerwisSamolotowy.nazwa_uslugi</text:p>
          </table:table-cell>
          <table:table-cell office:value-type="string" table:style-name="ce16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MIASTO</text:p>
          </table:table-cell>
          <table:table-cell office:value-type="string" table:style-name="ce5">
            <text:p>SerwisSamolotowy.miasto</text:p>
          </table:table-cell>
          <table:table-cell office:value-type="string" table:style-name="ce16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ADRES</text:p>
          </table:table-cell>
          <table:table-cell office:value-type="string" table:style-name="ce5">
            <text:p>SerwisSamolotowy.adres</text:p>
          </table:table-cell>
          <table:table-cell office:value-type="string" table:style-name="ce16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KOD POCZTOWY</text:p>
          </table:table-cell>
          <table:table-cell office:value-type="string" table:style-name="ce5">
            <text:p>SerwisSamolotowy.kod_pocztowy</text:p>
          </table:table-cell>
          <table:table-cell office:value-type="string" table:style-name="ce16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AWARIA JUNK</text:p>
          </table:table-cell>
          <table:table-cell office:value-type="string" table:style-name="ce5">
            <text:p>AwariaJunk</text:p>
          </table:table-cell>
          <table:table-cell office:value-type="string" table:style-name="ce15">
            <text:p>Wymiar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PRZYCZYNA AWARII</text:p>
          </table:table-cell>
          <table:table-cell office:value-type="string" table:style-name="ce5">
            <text:p>AwariaJunk.przyczyna_awarii</text:p>
          </table:table-cell>
          <table:table-cell office:value-type="string" table:style-name="ce16">
            <text:p>Atrybut wymiaru</text:p>
          </table:table-cell>
          <table:table-cell table:number-columns-repeated="16381"/>
        </table:table-row>
        <table:table-row table:style-name="ro5">
          <table:table-cell office:value-type="string" table:style-name="ce17">
            <text:p>OPIS NAPRAWY</text:p>
          </table:table-cell>
          <table:table-cell office:value-type="string" table:style-name="ce18">
            <text:p>AwariaJunk.opis_naprawy</text:p>
          </table:table-cell>
          <table:table-cell office:value-type="string" table:style-name="ce19">
            <text:p>Atrybut wymiaru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6384" table:style-name="ce1"/>
        </table:table-row>
        <table:table-row table:style-name="ro1">
          <table:table-cell office:value-type="string" table:style-name="ce24">
            <text:p>WYMIAR/WŁAŚCIWOŚĆ WYMIARU</text:p>
          </table:table-cell>
          <table:table-cell office:value-type="string" table:style-name="ce25">
            <text:p>TABELA/KOLUMNA</text:p>
          </table:table-cell>
          <table:table-cell office:value-type="string" table:style-name="ce26">
            <text:p>TYP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LOT</text:p>
          </table:table-cell>
          <table:table-cell office:value-type="string" table:style-name="ce21">
            <text:p>Samolot.numer_lotu</text:p>
          </table:table-cell>
          <table:table-cell office:value-type="string" table:style-name="ce28">
            <text:p>Zdegenerowany wymiar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SAMOLOT</text:p>
          </table:table-cell>
          <table:table-cell office:value-type="string" table:style-name="ce21">
            <text:p>Samolot</text:p>
          </table:table-cell>
          <table:table-cell office:value-type="string" table:style-name="ce28">
            <text:p>Wymiar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NUMER SERYJNY</text:p>
          </table:table-cell>
          <table:table-cell office:value-type="string" table:style-name="ce21">
            <text:p>Samolot.numer_seryjny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PRODUCENT</text:p>
          </table:table-cell>
          <table:table-cell office:value-type="string" table:style-name="ce21">
            <text:p>Samolot.producent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MODEL</text:p>
          </table:table-cell>
          <table:table-cell office:value-type="string" table:style-name="ce21">
            <text:p>Samolot.model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CALKOWITA WAGA</text:p>
          </table:table-cell>
          <table:table-cell office:value-type="string" table:style-name="ce21">
            <text:p>Samolot.calkowita_waga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LICZBA MIEJSC</text:p>
          </table:table-cell>
          <table:table-cell office:value-type="string" table:style-name="ce21">
            <text:p>Samolot.liczba_miejsc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KOSZT ZAKUPU</text:p>
          </table:table-cell>
          <table:table-cell office:value-type="string" table:style-name="ce21">
            <text:p>Samolot.koszt_zakupu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HIERARCHIA DATY PRODUKCJI</text:p>
          </table:table-cell>
          <table:table-cell office:value-type="string" table:style-name="ce22">
            <text:p>•Data.rok</text:p>
            <text:p>••Data.miesiac</text:p>
            <text:p>•••Data.dzien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3">
          <table:table-cell office:value-type="string" table:style-name="ce31">
            <text:p>HIERARCHIA ROBOCZEGO DNIA<text:s/></text:p>
            <text:p>PRODUKCJI</text:p>
          </table:table-cell>
          <table:table-cell office:value-type="string" table:style-name="ce22">
            <text:p>•Data.rok</text:p>
            <text:p>••Data.miesiac</text:p>
            <text:p>•••Data.czy_dzien_roboczy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3">
          <table:table-cell office:value-type="string" table:style-name="ce32">
            <text:p>HIERARCHIA DNIA TYGODNIA<text:s/></text:p>
            <text:p>PRODUKCJI</text:p>
          </table:table-cell>
          <table:table-cell office:value-type="string" table:style-name="ce22">
            <text:p>•Data.rok</text:p>
            <text:p>••Data.miesiac</text:p>
            <text:p>•••Data.dzien_tygodnia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TRASA</text:p>
          </table:table-cell>
          <table:table-cell office:value-type="string" table:style-name="ce22">
            <text:p>Trasa</text:p>
          </table:table-cell>
          <table:table-cell office:value-type="string" table:style-name="ce33">
            <text:p>Wymiar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MIASTO WYLOTU</text:p>
          </table:table-cell>
          <table:table-cell office:value-type="string" table:style-name="ce21">
            <text:p>Trasa.miasto_wylotu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MIASTO PRZYLOTU</text:p>
          </table:table-cell>
          <table:table-cell office:value-type="string" table:style-name="ce21">
            <text:p>Trasa.miasto_przylotu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HIERARCHIA DATY WYLOTU</text:p>
          </table:table-cell>
          <table:table-cell office:value-type="string" table:style-name="ce22">
            <text:p>•Data.rok</text:p>
            <text:p>••Data.miesiac</text:p>
            <text:p>•••Data.dzien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3">
          <table:table-cell office:value-type="string" table:style-name="ce32">
            <text:p>HIERARCHIA ROBOCZEGO DNIA<text:s/></text:p>
            <text:p>WYLOTU</text:p>
          </table:table-cell>
          <table:table-cell office:value-type="string" table:style-name="ce22">
            <text:p>•Data.rok</text:p>
            <text:p>••Data.miesiac</text:p>
            <text:p>•••Data.czy_dzien_roboczy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3">
          <table:table-cell office:value-type="string" table:style-name="ce31">
            <text:p>HIERARCHIA DNIA TYGODNIA<text:s/></text:p>
            <text:p>WYLOTU</text:p>
          </table:table-cell>
          <table:table-cell office:value-type="string" table:style-name="ce22">
            <text:p>•Data.rok</text:p>
            <text:p>••Data.miesiac</text:p>
            <text:p>•••Data.dzien_tygodnia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4">
          <table:table-cell office:value-type="string" table:style-name="ce27">
            <text:p>HIERARCHIA CZASU WYLOTU</text:p>
          </table:table-cell>
          <table:table-cell office:value-type="string" table:style-name="ce22">
            <text:p>•Czas.pora_dnia</text:p>
            <text:p>••Czas.godzina</text:p>
            <text:p>•••Czas.minuta</text:p>
            <text:p>••••Czas.sekunda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HIERARCHIA DATY PRZYLOTU</text:p>
          </table:table-cell>
          <table:table-cell office:value-type="string" table:style-name="ce22">
            <text:p>•Data.rok</text:p>
            <text:p>••Data.miesiac</text:p>
            <text:p>•••Data.dzien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3">
          <table:table-cell office:value-type="string" table:style-name="ce32">
            <text:p>HIERARCHIA ROBOCZEGO DNIA<text:s/></text:p>
            <text:p>PRZYLOTU</text:p>
          </table:table-cell>
          <table:table-cell office:value-type="string" table:style-name="ce22">
            <text:p>•Data.rok</text:p>
            <text:p>••Data.miesiac</text:p>
            <text:p>•••Data.czy_dzien_roboczy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3">
          <table:table-cell office:value-type="string" table:style-name="ce31">
            <text:p>HIERARCHIA DNIA TYGODNIA<text:s/></text:p>
            <text:p>PRZYLOTU</text:p>
          </table:table-cell>
          <table:table-cell office:value-type="string" table:style-name="ce22">
            <text:p>•Data.rok</text:p>
            <text:p>••Data.miesiac</text:p>
            <text:p>•••Data.dzien_tygodnia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4">
          <table:table-cell office:value-type="string" table:style-name="ce29">
            <text:p>HIERARCHIA CZASU PRZYLOTU</text:p>
          </table:table-cell>
          <table:table-cell office:value-type="string" table:style-name="ce22">
            <text:p>•Czas.pora_dnia</text:p>
            <text:p>••Czas.godzina</text:p>
            <text:p>•••Czas.minuta</text:p>
            <text:p>••••Czas.sekunda</text:p>
          </table:table-cell>
          <table:table-cell office:value-type="string" table:style-name="ce30">
            <text:p>Wymiar<text:s/></text:p>
            <text:p>hierarchiczny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LOT JUNK</text:p>
          </table:table-cell>
          <table:table-cell office:value-type="string" table:style-name="ce22">
            <text:p>LotJunk</text:p>
          </table:table-cell>
          <table:table-cell office:value-type="string" table:style-name="ce28">
            <text:p>Wymiar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PRZYCZYNA OPOZNIENIA<text:s/></text:p>
          </table:table-cell>
          <table:table-cell office:value-type="string" table:style-name="ce23">
            <text:p>LotJunk.przyczyna_opoznienia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STATUS LOTU</text:p>
          </table:table-cell>
          <table:table-cell office:value-type="string" table:style-name="ce23">
            <text:p>LotJunk.status_lotu</text:p>
          </table:table-cell>
          <table:table-cell office:value-type="string" table:style-name="ce28">
            <text:p>Atrybut wymiaru</text:p>
          </table:table-cell>
          <table:table-cell table:number-columns-repeated="16381"/>
        </table:table-row>
        <table:table-row table:style-name="ro5">
          <table:table-cell office:value-type="string" table:style-name="ce34">
            <text:p>SREDNIA OCENA KLIENTA</text:p>
          </table:table-cell>
          <table:table-cell office:value-type="string" table:style-name="ce35">
            <text:p>LotJunk.srednia_ocena_klienta</text:p>
          </table:table-cell>
          <table:table-cell office:value-type="string" table:style-name="ce36">
            <text:p>Atrybut wymiaru</text:p>
          </table:table-cell>
          <table:table-cell table:number-columns-repeated="1638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187714 .</meta:initial-creator>
    <dc:creator>s187714 .</dc:creator>
    <meta:creation-date>2023-11-15T11:49:20Z</meta:creation-date>
    <dc:date>2023-11-15T13:19:15Z</dc:date>
  </office:meta>
</office:document-meta>
</file>